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/**************************************************************</text:p>
      <text:p text:style-name="Preformatted_20_Text">功能：从字符串 src 中分析出网站地址和端口，并得到文件和目录</text:p>
      <text:p text:style-name="Preformatted_20_Text">***************************************************************/</text:p>
      <text:p text:style-name="Preformatted_20_Text">int GetHost(char * src, char ** web, char ** file, int * port, char ** dir) <text:s/>{</text:p>
      <text:p text:style-name="Preformatted_20_Text"><text:s text:c="2"/>char * pA, * pB, * pC;</text:p>
      <text:p text:style-name="Preformatted_20_Text"><text:s text:c="2"/>int len;</text:p>
      <text:p text:style-name="Preformatted_20_Text"/>
      <text:p text:style-name="Preformatted_20_Text"><text:s text:c="2"/>*port = 0;</text:p>
      <text:p text:style-name="Preformatted_20_Text"><text:s text:c="2"/>if(!(*src)) <text:s/>return -1;</text:p>
      <text:p text:style-name="Preformatted_20_Text"><text:s text:c="2"/>pA = src;</text:p>
      <text:p text:style-name="Preformatted_20_Text"><text:s text:c="2"/>if(!strncmp(pA, "http://", strlen("http://"))) <text:s/>pA = src+strlen("http://");</text:p>
      <text:p text:style-name="Preformatted_20_Text"><text:s text:c="2"/>/* else if(!strncmp(pA, "https://", strlen("https://"))) <text:s/>pA = src+strlen("https://"); */</text:p>
      <text:p text:style-name="Preformatted_20_Text"><text:s text:c="2"/>else return 1;</text:p>
      <text:p text:style-name="Preformatted_20_Text"><text:s text:c="2"/>pB = strchr(pA, '/');</text:p>
      <text:p text:style-name="Preformatted_20_Text"><text:s text:c="2"/>if(pB) <text:s/>{</text:p>
      <text:p text:style-name="Preformatted_20_Text"><text:s text:c="4"/>len = strlen(pA) - strlen(pB);</text:p>
      <text:p text:style-name="Preformatted_20_Text"><text:s text:c="4"/>GetMemory(web, len);</text:p>
      <text:p text:style-name="Preformatted_20_Text"><text:s text:c="4"/>memcpy((*web), pA, len);</text:p>
      <text:p text:style-name="Preformatted_20_Text"><text:s text:c="4"/>if(*(pB+1)) <text:s/>{</text:p>
      <text:p text:style-name="Preformatted_20_Text"><text:s text:c="6"/>Rstrchr(pB + 1, '/', &amp;pC);</text:p>
      <text:p text:style-name="Preformatted_20_Text"><text:s text:c="6"/>if(pC) len = strlen(pB + 1) - strlen(pC);</text:p>
      <text:p text:style-name="Preformatted_20_Text"><text:s text:c="6"/>else len = 0;</text:p>
      <text:p text:style-name="Preformatted_20_Text"><text:s text:c="6"/>if(len &gt; 0) {</text:p>
      <text:p text:style-name="Preformatted_20_Text"><text:s text:c="8"/>GetMemory(dir, len);</text:p>
      <text:p text:style-name="Preformatted_20_Text"><text:s text:c="8"/>memcpy((*dir), pB + 1, len);</text:p>
      <text:p text:style-name="Preformatted_20_Text"/>
      <text:p text:style-name="Preformatted_20_Text"><text:s text:c="8"/>if(pC + 1) {</text:p>
      <text:p text:style-name="Preformatted_20_Text"><text:s text:c="10"/>len = strlen(pC + 1);</text:p>
      <text:p text:style-name="Preformatted_20_Text"><text:s text:c="10"/>GetMemory(file, len);</text:p>
      <text:p text:style-name="Preformatted_20_Text"><text:s text:c="10"/>memcpy((*file), pC + 1, len);</text:p>
      <text:p text:style-name="Preformatted_20_Text"><text:s text:c="8"/>}</text:p>
      <text:p text:style-name="Preformatted_20_Text"><text:s text:c="8"/>else {</text:p>
      <text:p text:style-name="Preformatted_20_Text"><text:s text:c="10"/>len = 1;</text:p>
      <text:p text:style-name="Preformatted_20_Text"><text:s text:c="10"/>GetMemory(file, len);</text:p>
      <text:p text:style-name="Preformatted_20_Text"><text:s text:c="10"/>memcpy((*file), e, len);</text:p>
      <text:p text:style-name="Preformatted_20_Text"><text:s text:c="8"/>}</text:p>
      <text:p text:style-name="Preformatted_20_Text"><text:s text:c="6"/>}</text:p>
      <text:p text:style-name="Preformatted_20_Text"><text:s text:c="6"/>else {</text:p>
      <text:p text:style-name="Preformatted_20_Text"><text:s text:c="8"/>len = 1;</text:p>
      <text:p text:style-name="Preformatted_20_Text"><text:s text:c="8"/>GetMemory(dir, len);</text:p>
      <text:p text:style-name="Preformatted_20_Text"><text:s text:c="8"/>memcpy((*dir), e + 1, len);</text:p>
      <text:p text:style-name="Preformatted_20_Text"/>
      <text:p text:style-name="Preformatted_20_Text"><text:s text:c="8"/>len = strlen(pB + 1);</text:p>
      <text:p text:style-name="Preformatted_20_Text"><text:s text:c="8"/>GetMemory(file, len);</text:p>
      <text:p text:style-name="Preformatted_20_Text"><text:s text:c="8"/>memcpy((*file), pB + 1, len);</text:p>
      <text:p text:style-name="Preformatted_20_Text"><text:s text:c="6"/>}</text:p>
      <text:p text:style-name="Preformatted_20_Text"><text:s text:c="4"/>}</text:p>
      <text:p text:style-name="Preformatted_20_Text"><text:s text:c="4"/>else {</text:p>
      <text:p text:style-name="Preformatted_20_Text"><text:s text:c="6"/>len = 1;</text:p>
      <text:p text:style-name="Preformatted_20_Text"><text:s text:c="6"/>GetMemory(dir, len);</text:p>
      <text:p text:style-name="Preformatted_20_Text"><text:s text:c="6"/>memcpy((*dir), e + 1, len);</text:p>
      <text:p text:style-name="Preformatted_20_Text"/>
      <text:p text:style-name="Preformatted_20_Text"><text:s text:c="6"/>len = 1;</text:p>
      <text:p text:style-name="Preformatted_20_Text"><text:s text:c="6"/>GetMemory(file, len);</text:p>
      <text:p text:style-name="Preformatted_20_Text"><text:s text:c="6"/>memcpy((*file), e, len);</text:p>
      <text:p text:style-name="Preformatted_20_Text"><text:s text:c="4"/>}</text:p>
      <text:p text:style-name="Preformatted_20_Text"><text:s text:c="2"/>}</text:p>
      <text:p text:style-name="Preformatted_20_Text"><text:s text:c="2"/>else <text:s/>{</text:p>
      <text:p text:style-name="Preformatted_20_Text"><text:s text:c="4"/>len = strlen(pA);</text:p>
      <text:p text:style-name="Preformatted_20_Text"><text:s text:c="4"/>GetMemory(web, len);</text:p>
      <text:p text:style-name="Preformatted_20_Text"><text:s text:c="4"/>memcpy((*web), pA, strlen(pA));</text:p>
      <text:p text:style-name="Preformatted_20_Text"><text:soft-page-break/><text:s text:c="4"/>len = 1;</text:p>
      <text:p text:style-name="Preformatted_20_Text"><text:s text:c="4"/>GetMemory(dir, len);</text:p>
      <text:p text:style-name="Preformatted_20_Text"><text:s text:c="4"/>memcpy((*dir), e + 1, len);</text:p>
      <text:p text:style-name="Preformatted_20_Text"><text:s text:c="4"/>len = 1;</text:p>
      <text:p text:style-name="Preformatted_20_Text"><text:s text:c="4"/>GetMemory(file, len);</text:p>
      <text:p text:style-name="Preformatted_20_Text"><text:s text:c="4"/>memcpy((*file), e, len);</text:p>
      <text:p text:style-name="Preformatted_20_Text"><text:s text:c="2"/>}</text:p>
      <text:p text:style-name="Preformatted_20_Text"/>
      <text:p text:style-name="Preformatted_20_Text"><text:s text:c="2"/>pA = strchr((*web), ':');</text:p>
      <text:p text:style-name="Preformatted_20_Text"><text:s text:c="2"/>if(pA) <text:s/>*port = atoi(pA + 1);</text:p>
      <text:p text:style-name="Preformatted_20_Text"><text:s text:c="2"/>else *port = 80;</text:p>
      <text:p text:style-name="Preformatted_20_Text"/>
      <text:p text:style-name="Preformatted_20_Text"><text:s text:c="2"/>return 0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/**************************************************************</text:p>
      <text:p text:style-name="Preformatted_20_Text">功能：从字符串 src 中分析出邮件地址保存到文件</text:p>
      <text:p text:style-name="Preformatted_20_Text">***************************************************************/</text:p>
      <text:p text:style-name="Preformatted_20_Text">void GetEmail(char * src)</text:p>
      <text:p text:style-name="Preformatted_20_Text">{</text:p>
      <text:p text:style-name="Preformatted_20_Text"><text:s text:c="8"/>char * pa, * pb, * pc, *pd;</text:p>
      <text:p text:style-name="Preformatted_20_Text"><text:s text:c="8"/>char myemail[1024] = "";</text:p>
      <text:p text:style-name="Preformatted_20_Text"><text:s text:c="8"/>FILE * mailfp = NULL;</text:p>
      <text:p text:style-name="Preformatted_20_Text"><text:s text:c="8"/>if((mailfp = fopen("email.txt", "a+")) == NULL) <text:s text:c="7"/>return;</text:p>
      <text:p text:style-name="Preformatted_20_Text"><text:s text:c="8"/>pa = src;</text:p>
      <text:p text:style-name="Preformatted_20_Text"><text:s text:c="8"/>while((pb = strchr(pa, '@'))) <text:s text:c="7"/>{</text:p>
      <text:p text:style-name="Preformatted_20_Text"><text:s text:c="16"/>GetBeforePos(pb, &amp;pc);</text:p>
      <text:p text:style-name="Preformatted_20_Text"><text:s text:c="16"/>GetAfterPos(pb, &amp;pd);</text:p>
      <text:p text:style-name="Preformatted_20_Text"><text:s text:c="16"/>if(pc &amp;&amp; pd &amp;&amp; (strlen(pc) &gt; (strlen(pd) + 3))) <text:s text:c="7"/>{</text:p>
      <text:p text:style-name="Preformatted_20_Text"><text:s text:c="24"/>memset(myemail, 0, 1024);</text:p>
      <text:p text:style-name="Preformatted_20_Text"><text:s text:c="24"/>memcpy(myemail, pc, strlen(pc) - strlen(pd));</text:p>
      <text:p text:style-name="Preformatted_20_Text"><text:s text:c="24"/>if(strcmp(NodeCurr-&gt;dir, "/")) fprintf(mailfp, "%s http://%s/%s/%s ", myemail, NodeCurr-&gt;host, NodeCurr-&gt;dir, strcmp(NodeCurr-&gt;page, "@")?NodeCurr-&gt;page:"");</text:p>
      <text:p text:style-name="Preformatted_20_Text"><text:s text:c="24"/>else <text:s/>fprintf(mailfp, "%s http://%s%s%s ", myemail, NodeCurr-&gt;host, NodeCurr-&gt;dir, strcmp(NodeCurr-&gt;page, "@")?NodeCurr-&gt;page:"");</text:p>
      <text:p text:style-name="Preformatted_20_Text"><text:s text:c="24"/>if(*(pd + 1)) <text:s text:c="7"/>pa = pd + 1;</text:p>
      <text:p text:style-name="Preformatted_20_Text"><text:s text:c="24"/>else break;</text:p>
      <text:p text:style-name="Preformatted_20_Text"><text:s text:c="16"/>}</text:p>
      <text:p text:style-name="Preformatted_20_Text"><text:s text:c="16"/>else if(*(pb + 1)) <text:s text:c="7"/>pa = pb + 1;</text:p>
      <text:p text:style-name="Preformatted_20_Text"><text:s text:c="16"/>else <text:s text:c="7"/>break;</text:p>
      <text:p text:style-name="Preformatted_20_Text"><text:s text:c="8"/>}</text:p>
      <text:p text:style-name="Preformatted_20_Text"><text:s text:c="8"/>fclose(mailfp);</text:p>
      <text:p text:style-name="Preformatted_20_Text">}</text:p>
      <text:p text:style-name="Preformatted_20_Text"/>
      <text:p text:style-name="Preformatted_20_Text">/**************************************************************</text:p>
      <text:p text:style-name="Preformatted_20_Text">功能：从 src 中找出前面的字母、数字等内含，即 email 地址中 @ 的前面部分</text:p>
      <text:p text:style-name="Preformatted_20_Text">***************************************************************/</text:p>
      <text:p text:style-name="Preformatted_20_Text">void GetBeforePos(char * src, char ** d)</text:p>
      <text:p text:style-name="Preformatted_20_Text">{</text:p>
      <text:p text:style-name="Preformatted_20_Text"><text:s text:c="8"/>char * x;</text:p>
      <text:p text:style-name="Preformatted_20_Text"><text:s text:c="8"/>if(src - 1) <text:s text:c="7"/>x = src - 1;</text:p>
      <text:p text:style-name="Preformatted_20_Text"><text:s text:c="8"/>else {*d = 0; return ;}</text:p>
      <text:p text:style-name="Preformatted_20_Text"><text:s text:c="8"/>while(x) <text:s text:c="7"/>{</text:p>
      <text:p text:style-name="Preformatted_20_Text"><text:s text:c="16"/>if(*x &gt;= 'a' &amp;&amp; *x &lt;= 'z') {x--; continue;}</text:p>
      <text:p text:style-name="Preformatted_20_Text"><text:s text:c="16"/>else if(*x &gt;= 'A' &amp;&amp; *x &lt;= 'Z') {x--; continue;}</text:p>
      <text:p text:style-name="Preformatted_20_Text"><text:s text:c="16"/>else if(*x &gt;= '0' &amp;&amp; *x &lt;= '9') {x--; continue;}</text:p>
      <text:p text:style-name="Preformatted_20_Text"><text:s text:c="16"/>else if(*x == '.' || *x == '-' || *x == '_') {x--; continue;}</text:p>
      <text:p text:style-name="Preformatted_20_Text"><text:s text:c="16"/>else {break;}</text:p>
      <text:p text:style-name="Preformatted_20_Text"><text:s text:c="8"/>}</text:p>
      <text:p text:style-name="Preformatted_20_Text"><text:soft-page-break/><text:s text:c="8"/>x++;</text:p>
      <text:p text:style-name="Preformatted_20_Text"><text:s text:c="8"/>if(x) *d = x;</text:p>
      <text:p text:style-name="Preformatted_20_Text"><text:s text:c="8"/>else *d = 0;</text:p>
      <text:p text:style-name="Preformatted_20_Text">}</text:p>
      <text:p text:style-name="Preformatted_20_Text"/>
      <text:p text:style-name="Preformatted_20_Text">/**************************************************************</text:p>
      <text:p text:style-name="Preformatted_20_Text">功能：从 src 中找出后面的字母、数字等内含，即 email 地址中 @ 的后面部分</text:p>
      <text:p text:style-name="Preformatted_20_Text">***************************************************************/</text:p>
      <text:p text:style-name="Preformatted_20_Text">void GetAfterPos(char * src, char ** d)</text:p>
      <text:p text:style-name="Preformatted_20_Text">{</text:p>
      <text:p text:style-name="Preformatted_20_Text"><text:s text:c="8"/>char * x;</text:p>
      <text:p text:style-name="Preformatted_20_Text"><text:s text:c="8"/>if(src + 1) <text:s text:c="7"/>x = src + 1;</text:p>
      <text:p text:style-name="Preformatted_20_Text"><text:s text:c="8"/>else {*d = 0; return ;}</text:p>
      <text:p text:style-name="Preformatted_20_Text"><text:s text:c="8"/>while(x) <text:s text:c="7"/>{</text:p>
      <text:p text:style-name="Preformatted_20_Text"><text:s text:c="16"/>if(*x &gt;= 'a' &amp;&amp; *x &lt;= 'z') {x++; continue;}</text:p>
      <text:p text:style-name="Preformatted_20_Text"><text:s text:c="16"/>else if(*x &gt;= 'A' &amp;&amp; *x &lt;= 'Z') {x++; continue;}</text:p>
      <text:p text:style-name="Preformatted_20_Text"><text:s text:c="16"/>else if(*x &gt;= '0' &amp;&amp; *x &lt;= '9') {x++; continue;}</text:p>
      <text:p text:style-name="Preformatted_20_Text"><text:s text:c="16"/>else if(*x == '.' || *x == '-' || *x == '_') {x++; continue;}</text:p>
      <text:p text:style-name="Preformatted_20_Text"><text:s text:c="16"/>else {break;}</text:p>
      <text:p text:style-name="Preformatted_20_Text"><text:s text:c="8"/>}</text:p>
      <text:p text:style-name="Preformatted_20_Text"><text:s text:c="8"/>if(x) *d = x;</text:p>
      <text:p text:style-name="Preformatted_20_Text"><text:s text:c="8"/>else *d = 0;</text:p>
      <text:p text:style-name="Preformatted_20_Text">} </text:p>
      <text:p text:style-name="Preformatted_20_Text"/>
      <text:p text:style-name="Preformatted_20_Text"><text:s/></text:p>
      <text:p text:style-name="Preformatted_20_Text">/**************************************************************</text:p>
      <text:p text:style-name="Preformatted_20_Text">功能：从 src 中找出前面的字母、数字等内含，即一个网页地址中主机名后面的部分</text:p>
      <text:p text:style-name="Preformatted_20_Text">***************************************************************/</text:p>
      <text:p text:style-name="Preformatted_20_Text">void GetAfterPosWithSlash(char * src, char ** d)</text:p>
      <text:p text:style-name="Preformatted_20_Text">{</text:p>
      <text:p text:style-name="Preformatted_20_Text"><text:s text:c="8"/>char * x;</text:p>
      <text:p text:style-name="Preformatted_20_Text"><text:s text:c="8"/>if(src) <text:s text:c="7"/>x = src;</text:p>
      <text:p text:style-name="Preformatted_20_Text"><text:s text:c="8"/>else {*d = 0; return ;}</text:p>
      <text:p text:style-name="Preformatted_20_Text"><text:s text:c="8"/>while(x) <text:s text:c="7"/>{</text:p>
      <text:p text:style-name="Preformatted_20_Text"><text:s text:c="16"/>if(*x &gt;= 'a' &amp;&amp; *x &lt;= 'z') {x++; continue;}</text:p>
      <text:p text:style-name="Preformatted_20_Text"><text:s text:c="16"/>else if(*x &gt;= 'A' &amp;&amp; *x &lt;= 'Z') {x++; continue;}</text:p>
      <text:p text:style-name="Preformatted_20_Text"><text:s text:c="16"/>else if(*x &gt;= '0' &amp;&amp; *x &lt;= '9') {x++; continue;}</text:p>
      <text:p text:style-name="Preformatted_20_Text"><text:s text:c="16"/>else if(*x == '.' || *x == '-' || *x == '_' || *x == '=') {x++; continue;}</text:p>
      <text:p text:style-name="Preformatted_20_Text"><text:s text:c="16"/>else if(*x == ':' || *x == '/' || *x == '?' || *x == '&amp;') {x++; continue;}</text:p>
      <text:p text:style-name="Preformatted_20_Text"><text:s text:c="16"/>else {break;}</text:p>
      <text:p text:style-name="Preformatted_20_Text"><text:s text:c="8"/>}</text:p>
      <text:p text:style-name="Preformatted_20_Text"><text:s text:c="8"/>if(x) *d = x;</text:p>
      <text:p text:style-name="Preformatted_20_Text"><text:s text:c="8"/>else *d = 0;</text:p>
      <text:p text:style-name="Preformatted_20_Text">}</text:p>
      <text:p text:style-name="Preformatted_20_Text"/>
      <text:p text:style-name="Preformatted_20_Text">/**************************************************************</text:p>
      <text:p text:style-name="Preformatted_20_Text">功能：为 myanchor 分配 len 大小的内存</text:p>
      <text:p text:style-name="Preformatted_20_Text">***************************************************************/</text:p>
      <text:p text:style-name="Preformatted_20_Text">void GetMemory(char ** myanchor, int len)</text:p>
      <text:p text:style-name="Preformatted_20_Text">{</text:p>
      <text:p text:style-name="Preformatted_20_Text"><text:s text:c="8"/>if(!(*myanchor)) <text:s text:c="7"/>(*myanchor) = (char *)malloc(len + 1);</text:p>
      <text:p text:style-name="Preformatted_20_Text"><text:s text:c="8"/>else <text:s text:c="7"/>(*myanchor) = (char *)realloc((void *)(*myanchor), len + 1);</text:p>
      <text:p text:style-name="Preformatted_20_Text"><text:s text:c="8"/>memset((*myanchor), 0, len + 1);</text:p>
      <text:p text:style-name="Preformatted_20_Text">}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1" fo:font-size="10pt" style:font-name-asian="DejaVu Sans1" style:font-size-asian="10pt" style:font-name-complex="DejaVu Sans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20T02:00:37</meta:creation-date>
    <dc:date>2012-05-20T02:01:08</dc:date>
    <dc:creator>jxc </dc:creator>
    <meta:editing-duration>P0D</meta:editing-duration>
    <meta:editing-cycles>1</meta:editing-cycles>
    <meta:document-statistic meta:table-count="0" meta:image-count="0" meta:object-count="0" meta:page-count="3" meta:paragraph-count="161" meta:word-count="732" meta:character-count="5474" meta:non-whitespace-character-count="3772"/>
    <meta:generator>LibreOffice/3.5$Linux_x86 LibreOffice_project/350m1$Build-2</meta:generator>
  </office:meta>
</office:document-meta>
</file>